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0f41"/>
    </style:style>
    <style:style style:name="P2" style:family="paragraph" style:parent-style-name="Standard">
      <style:text-properties officeooo:rsid="001d0f41" officeooo:paragraph-rsid="001d0f41"/>
    </style:style>
    <style:style style:name="P3" style:family="paragraph" style:parent-style-name="Standard">
      <style:text-properties officeooo:rsid="001ef441" officeooo:paragraph-rsid="001ef441"/>
    </style:style>
    <style:style style:name="P4" style:family="paragraph" style:parent-style-name="Standard">
      <style:text-properties officeooo:rsid="00202eb1" officeooo:paragraph-rsid="00202eb1"/>
    </style:style>
    <style:style style:name="P5" style:family="paragraph" style:parent-style-name="Standard">
      <style:text-properties officeooo:rsid="0021d85b" officeooo:paragraph-rsid="0021d85b"/>
    </style:style>
    <style:style style:name="P6" style:family="paragraph" style:parent-style-name="Standard">
      <style:text-properties officeooo:paragraph-rsid="0021d85b"/>
    </style:style>
    <style:style style:name="P7" style:family="paragraph" style:parent-style-name="Standard">
      <style:text-properties officeooo:rsid="00222359" officeooo:paragraph-rsid="00222359"/>
    </style:style>
    <style:style style:name="P8" style:family="paragraph" style:parent-style-name="Standard">
      <style:text-properties officeooo:rsid="00234961" officeooo:paragraph-rsid="00234961"/>
    </style:style>
    <style:style style:name="P9" style:family="paragraph" style:parent-style-name="Standard">
      <style:text-properties style:text-line-through-style="solid" style:text-line-through-type="single" officeooo:rsid="0023ef43" officeooo:paragraph-rsid="0023ef43"/>
    </style:style>
    <style:style style:name="P10" style:family="paragraph" style:parent-style-name="Standard">
      <style:text-properties officeooo:paragraph-rsid="001d0f41"/>
    </style:style>
    <style:style style:name="P11" style:family="paragraph" style:parent-style-name="Standard">
      <style:text-properties officeooo:rsid="002518d7" officeooo:paragraph-rsid="002518d7"/>
    </style:style>
    <style:style style:name="T1" style:family="text">
      <style:text-properties officeooo:rsid="001d0f41"/>
    </style:style>
    <style:style style:name="T2" style:family="text">
      <style:text-properties officeooo:rsid="0021d85b"/>
    </style:style>
    <style:style style:name="T3" style:family="text">
      <style:text-properties officeooo:rsid="00222359"/>
    </style:style>
    <style:style style:name="T4" style:family="text">
      <style:text-properties officeooo:rsid="0023ef43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officeooo:rsid="00259e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tegories to automate the data for</text:p>
      <text:p text:style-name="P1"/>
      <text:p text:style-name="P2">base link: <text:s/>https://www.rotowire.com/baseball</text:p>
      <text:p text:style-name="P1"/>
      <text:p text:style-name="P1">odds: <text:span text:style-name="T1">HTML Link:</text:span></text:p>
      <text:p text:style-name="P1">batter <text:span text:style-name="T1">HTML Link: https://www.rotowire.com/baseball/daily-lineups.php</text:span></text:p>
      <text:p text:style-name="P1">pitcher, </text:p>
      <text:p text:style-name="P1">teambat, </text:p>
      <text:p text:style-name="P1"><text:span text:style-name="T1">t</text:span>eampit,</text:p>
      <text:p text:style-name="P11">lineup, <text:span text:style-name="T6">DONE GOT THE DATA FROM ROTOWIRE</text:span></text:p>
      <text:p text:style-name="P1">injuries <text:span text:style-name="T4">DONE GOT FROM FANGRAPHS</text:span></text:p>
      <text:p text:style-name="P9">weather<text:span text:style-name="T5"> NOT GETTING, ROTOWIRE NOT AVAILABLE</text:span></text:p>
      <text:p text:style-name="P2">stadium <text:span text:style-name="T4">DONE GOT FROM FANGRAPHS, DO NOT CHANGE OVER TIME. CHANGE ONCE A YEAR</text:span></text:p>
      <text:p text:style-name="P2"/>
      <text:p text:style-name="P3">updating the excel sheet:</text:p>
      <text:p text:style-name="P3">Lineups were returning NA for ‘Player Team Combo’ in column T, fixed formula for first cell of team lineup </text:p>
      <text:p text:style-name="P3"/>
      <text:p text:style-name="P4">Incorporating Ballpark factors into the excel sheet. </text:p>
      <text:p text:style-name="P7">New Column in Matchup A:A = Stadium for the game</text:p>
      <text:p text:style-name="P6"><text:span text:style-name="T2">New </text:span><text:span text:style-name="T3">Stadium</text:span><text:span text:style-name="T2"> in Batters_BP_Adj. Column B = xlookup(team[G], matchup[F:F], </text:span><text:span text:style-name="T3">Matchup[A:A])</text:span></text:p>
      <text:p text:style-name="P5"/>
      <text:p text:style-name="P4">- Batters: Adjusting Players stats by the ball park index</text:p>
      <text:p text:style-name="P4">- Ex: 100 Runs * (105 BP R Adjustment/100) = Batter Adjustments</text:p>
      <text:p text:style-name="P4"/>
      <text:p text:style-name="P8">For SLG used wOBACon to adjust the slugging percentage. Adjust AVG by H/AB and OPS as new OBP+SL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0T18:20:41.879784086</meta:creation-date>
    <dc:date>2025-04-13T15:43:35.453675955</dc:date>
    <meta:editing-duration>PT3H15M4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41" meta:character-count="917" meta:non-whitespace-character-count="790"/>
  </office:meta>
</office:document-meta>
</file>